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3016" calcext:value-type="float">
            <text:p>85.8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9656" calcext:value-type="float">
            <text:p>85.6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201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8928" calcext:value-type="float">
            <text:p>81.3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7672" calcext:value-type="float">
            <text:p>85.7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201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8912" calcext:value-type="float">
            <text:p>84.2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2536" calcext:value-type="float">
            <text:p>82.0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200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2006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5456" calcext:value-type="float">
            <text:p>82.5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8664" calcext:value-type="float">
            <text:p>79.9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200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056" calcext:value-type="float">
            <text:p>80.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056" calcext:value-type="float">
            <text:p>80.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6384" calcext:value-type="float">
            <text:p>80.7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1024" calcext:value-type="float">
            <text:p>79.8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199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264" calcext:value-type="float">
            <text:p>82.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198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198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198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2392" calcext:value-type="float">
            <text:p>81.6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198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198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8784" calcext:value-type="float">
            <text:p>80.9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197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9704" calcext:value-type="float">
            <text:p>80.6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197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6968" calcext:value-type="float">
            <text:p>80.8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2544" calcext:value-type="float">
            <text:p>80.5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197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3944" calcext:value-type="float">
            <text:p>80.3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197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1501</text:p>
          </table:table-cell>
          <table:table-cell office:value-type="string" calcext:value-type="string">
            <text:p>197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